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P Simplified W01 Bold" svg:font-family="'HP Simplified W01 Bold'"/>
    <style:font-face style:name="HP Simplified W01 Regular" svg:font-family="'HP Simplified W01 Regular'"/>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paragraph-properties fo:text-align="justify" style:justify-single-word="false"/>
      <style:text-properties fo:font-weight="bold" officeooo:rsid="00101470" officeooo:paragraph-rsid="00101470" style:font-weight-asian="bold" style:font-weight-complex="bold"/>
    </style:style>
    <style:style style:name="P2" style:family="paragraph" style:parent-style-name="Text_20_body" style:list-style-name="L1">
      <style:paragraph-properties fo:text-align="justify" style:justify-single-word="false"/>
      <style:text-properties fo:font-weight="bold" officeooo:rsid="0012f29b" officeooo:paragraph-rsid="0012f29b" style:font-weight-asian="bold" style:font-weight-complex="bold"/>
    </style:style>
    <style:style style:name="P3" style:family="paragraph" style:parent-style-name="Text_20_body" style:list-style-name="L1">
      <style:paragraph-properties fo:text-align="justify" style:justify-single-word="false"/>
      <style:text-properties fo:font-weight="bold" officeooo:rsid="0013b704" officeooo:paragraph-rsid="0013b704" style:font-weight-asian="bold" style:font-weight-complex="bold"/>
    </style:style>
    <style:style style:name="P4" style:family="paragraph" style:parent-style-name="Text_20_body" style:list-style-name="L1">
      <style:paragraph-properties fo:text-align="justify" style:justify-single-word="false"/>
      <style:text-properties fo:font-weight="bold" officeooo:rsid="0014f330" officeooo:paragraph-rsid="0014f330" style:font-weight-asian="bold" style:font-weight-complex="bold"/>
    </style:style>
    <style:style style:name="P5" style:family="paragraph" style:parent-style-name="Text_20_body" style:list-style-name="L1">
      <style:paragraph-properties fo:text-align="justify" style:justify-single-word="false"/>
      <style:text-properties fo:font-weight="bold" officeooo:rsid="001dcb7a" officeooo:paragraph-rsid="001dcb7a" style:font-weight-asian="bold" style:font-weight-complex="bold"/>
    </style:style>
    <style:style style:name="P6" style:family="paragraph" style:parent-style-name="Text_20_body" style:list-style-name="L1">
      <style:paragraph-properties fo:text-align="justify" style:justify-single-word="false"/>
      <style:text-properties fo:font-weight="bold" officeooo:rsid="0021846a" officeooo:paragraph-rsid="0021846a" style:font-weight-asian="bold" style:font-weight-complex="bold"/>
    </style:style>
    <style:style style:name="P7" style:family="paragraph" style:parent-style-name="Text_20_body" style:list-style-name="L1">
      <style:paragraph-properties fo:text-align="justify" style:justify-single-word="false"/>
      <style:text-properties fo:font-weight="bold" officeooo:rsid="0025ef96" officeooo:paragraph-rsid="0025ef96" style:font-weight-asian="bold" style:font-weight-complex="bold"/>
    </style:style>
    <style:style style:name="P8" style:family="paragraph" style:parent-style-name="Text_20_body" style:list-style-name="L2">
      <style:paragraph-properties fo:text-align="justify" style:justify-single-word="false"/>
      <style:text-properties fo:font-weight="bold" officeooo:rsid="00405168" officeooo:paragraph-rsid="00405168" style:font-weight-asian="bold" style:font-weight-complex="bold"/>
    </style:style>
    <style:style style:name="P9" style:family="paragraph" style:parent-style-name="Text_20_body" style:list-style-name="L2">
      <style:paragraph-properties fo:text-align="justify" style:justify-single-word="false"/>
      <style:text-properties fo:font-weight="bold" officeooo:rsid="0040c035" officeooo:paragraph-rsid="0040c035" style:font-weight-asian="bold" style:font-weight-complex="bold"/>
    </style:style>
    <style:style style:name="P10" style:family="paragraph" style:parent-style-name="Text_20_body" style:list-style-name="L2">
      <style:paragraph-properties fo:text-align="justify" style:justify-single-word="false"/>
      <style:text-properties fo:font-weight="bold" officeooo:rsid="0042ccb3" officeooo:paragraph-rsid="0042ccb3" style:font-weight-asian="bold" style:font-weight-complex="bold"/>
    </style:style>
    <style:style style:name="P11" style:family="paragraph" style:parent-style-name="Text_20_body" style:list-style-name="L2">
      <style:paragraph-properties fo:text-align="justify" style:justify-single-word="false"/>
      <style:text-properties fo:font-weight="bold" officeooo:rsid="00454f70" officeooo:paragraph-rsid="00454f70" style:font-weight-asian="bold" style:font-weight-complex="bold"/>
    </style:style>
    <style:style style:name="P12" style:family="paragraph" style:parent-style-name="Text_20_body" style:list-style-name="L2">
      <style:paragraph-properties fo:text-align="justify" style:justify-single-word="false"/>
      <style:text-properties fo:font-weight="bold" officeooo:rsid="004be175" officeooo:paragraph-rsid="004be175" style:font-weight-asian="bold" style:font-weight-complex="bold"/>
    </style:style>
    <style:style style:name="P13" style:family="paragraph" style:parent-style-name="Text_20_body" style:list-style-name="L2">
      <style:paragraph-properties fo:text-align="justify" style:justify-single-word="false"/>
      <style:text-properties fo:font-weight="bold" officeooo:rsid="004f2316" officeooo:paragraph-rsid="004f2316" style:font-weight-asian="bold" style:font-weight-complex="bold"/>
    </style:style>
    <style:style style:name="P14" style:family="paragraph" style:parent-style-name="Text_20_body" style:list-style-name="L2">
      <style:paragraph-properties fo:text-align="justify" style:justify-single-word="false"/>
      <style:text-properties fo:font-weight="bold" officeooo:rsid="0053ee2c" officeooo:paragraph-rsid="0053ee2c" style:font-weight-asian="bold" style:font-weight-complex="bold"/>
    </style:style>
    <style:style style:name="P15" style:family="paragraph" style:parent-style-name="Text_20_body" style:list-style-name="L2">
      <style:paragraph-properties fo:text-align="justify" style:justify-single-word="false"/>
      <style:text-properties fo:font-weight="bold" officeooo:rsid="0053ee2c" officeooo:paragraph-rsid="005473b0" style:font-weight-asian="bold" style:font-weight-complex="bold"/>
    </style:style>
    <style:style style:name="P16" style:family="paragraph" style:parent-style-name="Text_20_body" style:list-style-name="L2">
      <style:paragraph-properties fo:text-align="justify" style:justify-single-word="false"/>
      <style:text-properties fo:font-weight="bold" officeooo:rsid="00574b71" officeooo:paragraph-rsid="00574b71" style:font-weight-asian="bold" style:font-weight-complex="bold"/>
    </style:style>
    <style:style style:name="P17" style:family="paragraph" style:parent-style-name="Text_20_body" style:list-style-name="L2">
      <style:paragraph-properties fo:text-align="justify" style:justify-single-word="false"/>
      <style:text-properties fo:font-weight="bold" officeooo:rsid="005847af" officeooo:paragraph-rsid="005847af" style:font-weight-asian="bold" style:font-weight-complex="bold"/>
    </style:style>
    <style:style style:name="P18" style:family="paragraph" style:parent-style-name="Text_20_body" style:list-style-name="L2">
      <style:paragraph-properties fo:text-align="justify" style:justify-single-word="false"/>
      <style:text-properties fo:font-weight="bold" officeooo:rsid="005d5e5f" officeooo:paragraph-rsid="005d5e5f" style:font-weight-asian="bold" style:font-weight-complex="bold"/>
    </style:style>
    <style:style style:name="P19" style:family="paragraph" style:parent-style-name="Text_20_body" style:list-style-name="L2">
      <style:paragraph-properties fo:text-align="justify" style:justify-single-word="false"/>
      <style:text-properties fo:font-weight="bold" officeooo:rsid="005f4cc5" officeooo:paragraph-rsid="005f4cc5" style:font-weight-asian="bold" style:font-weight-complex="bold"/>
    </style:style>
    <style:style style:name="P20" style:family="paragraph" style:parent-style-name="Text_20_body" style:list-style-name="L2">
      <style:paragraph-properties fo:text-align="justify" style:justify-single-word="false"/>
      <style:text-properties fo:font-weight="bold" officeooo:rsid="00607d8d" officeooo:paragraph-rsid="00607d8d" style:font-weight-asian="bold" style:font-weight-complex="bold"/>
    </style:style>
    <style:style style:name="P21" style:family="paragraph" style:parent-style-name="Text_20_body" style:list-style-name="L2">
      <style:paragraph-properties fo:text-align="justify" style:justify-single-word="false"/>
      <style:text-properties fo:font-weight="bold" officeooo:rsid="0060db54" officeooo:paragraph-rsid="006103ac" style:font-weight-asian="bold" style:font-weight-complex="bold"/>
    </style:style>
    <style:style style:name="P22" style:family="paragraph" style:parent-style-name="Text_20_body" style:list-style-name="L2">
      <style:paragraph-properties fo:text-align="justify" style:justify-single-word="false"/>
      <style:text-properties fo:font-weight="bold" officeooo:rsid="0066678a" officeooo:paragraph-rsid="0066678a" style:font-weight-asian="bold" style:font-weight-complex="bold"/>
    </style:style>
    <style:style style:name="P23" style:family="paragraph" style:parent-style-name="Text_20_body" style:list-style-name="L2">
      <style:paragraph-properties fo:text-align="justify" style:justify-single-word="false"/>
      <style:text-properties fo:font-weight="bold" officeooo:rsid="00678223" officeooo:paragraph-rsid="00678223" style:font-weight-asian="bold" style:font-weight-complex="bold"/>
    </style:style>
    <style:style style:name="P24" style:family="paragraph" style:parent-style-name="Text_20_body" style:list-style-name="L2">
      <style:paragraph-properties fo:text-align="justify" style:justify-single-word="false"/>
      <style:text-properties fo:font-weight="bold" officeooo:rsid="0069faaa" officeooo:paragraph-rsid="0069faaa" style:font-weight-asian="bold" style:font-weight-complex="bold"/>
    </style:style>
    <style:style style:name="P25" style:family="paragraph" style:parent-style-name="Text_20_body" style:list-style-name="L2">
      <style:paragraph-properties fo:text-align="justify" style:justify-single-word="false"/>
      <style:text-properties fo:font-weight="bold" officeooo:rsid="006b439c" officeooo:paragraph-rsid="006b439c" style:font-weight-asian="bold" style:font-weight-complex="bold"/>
    </style:style>
    <style:style style:name="P26" style:family="paragraph" style:parent-style-name="Text_20_body" style:list-style-name="L2">
      <style:paragraph-properties fo:text-align="justify" style:justify-single-word="false"/>
      <style:text-properties fo:font-weight="bold" officeooo:rsid="006cf2bb" officeooo:paragraph-rsid="006cf2bb" style:font-weight-asian="bold" style:font-weight-complex="bold"/>
    </style:style>
    <style:style style:name="P27" style:family="paragraph" style:parent-style-name="Text_20_body" style:list-style-name="L2">
      <style:paragraph-properties fo:text-align="justify" style:justify-single-word="false"/>
      <style:text-properties fo:font-weight="bold" officeooo:rsid="006ed814" officeooo:paragraph-rsid="006ed814" style:font-weight-asian="bold" style:font-weight-complex="bold"/>
    </style:style>
    <style:style style:name="P28" style:family="paragraph" style:parent-style-name="Text_20_body" style:list-style-name="L2">
      <style:paragraph-properties fo:text-align="justify" style:justify-single-word="false"/>
      <style:text-properties fo:font-weight="bold" officeooo:rsid="0071468c" officeooo:paragraph-rsid="0071468c" style:font-weight-asian="bold" style:font-weight-complex="bold"/>
    </style:style>
    <style:style style:name="P29" style:family="paragraph" style:parent-style-name="Text_20_body" style:list-style-name="L2">
      <style:paragraph-properties fo:text-align="justify" style:justify-single-word="false"/>
      <style:text-properties fo:font-weight="bold" officeooo:rsid="00735278" officeooo:paragraph-rsid="00735278" style:font-weight-asian="bold" style:font-weight-complex="bold"/>
    </style:style>
    <style:style style:name="P30" style:family="paragraph" style:parent-style-name="Text_20_body" style:list-style-name="L2">
      <style:paragraph-properties fo:text-align="justify" style:justify-single-word="false"/>
      <style:text-properties fo:font-weight="bold" officeooo:rsid="00760105" officeooo:paragraph-rsid="00760105" style:font-weight-asian="bold" style:font-weight-complex="bold"/>
    </style:style>
    <style:style style:name="P31" style:family="paragraph" style:parent-style-name="Text_20_body" style:list-style-name="L2">
      <style:paragraph-properties fo:text-align="justify" style:justify-single-word="false"/>
      <style:text-properties fo:font-weight="bold" officeooo:rsid="00794a26" officeooo:paragraph-rsid="00794a26" style:font-weight-asian="bold" style:font-weight-complex="bold"/>
    </style:style>
    <style:style style:name="P32" style:family="paragraph" style:parent-style-name="Text_20_body" style:list-style-name="L2">
      <style:paragraph-properties fo:text-align="justify" style:justify-single-word="false"/>
      <style:text-properties fo:font-weight="bold" officeooo:rsid="007e77c8" officeooo:paragraph-rsid="007e77c8" style:font-weight-asian="bold" style:font-weight-complex="bold"/>
    </style:style>
    <style:style style:name="P33" style:family="paragraph" style:parent-style-name="Text_20_body" style:list-style-name="L2">
      <style:paragraph-properties fo:text-align="justify" style:justify-single-word="false"/>
      <style:text-properties fo:font-weight="bold" officeooo:rsid="007fa4b6" officeooo:paragraph-rsid="007fa4b6" style:font-weight-asian="bold" style:font-weight-complex="bold"/>
    </style:style>
    <style:style style:name="P34" style:family="paragraph" style:parent-style-name="Text_20_body" style:list-style-name="L2">
      <style:paragraph-properties fo:text-align="justify" style:justify-single-word="false"/>
      <style:text-properties fo:font-weight="bold" officeooo:rsid="0081e073" officeooo:paragraph-rsid="0081e073" style:font-weight-asian="bold" style:font-weight-complex="bold"/>
    </style:style>
    <style:style style:name="P35" style:family="paragraph" style:parent-style-name="Text_20_body" style:list-style-name="L1">
      <style:paragraph-properties fo:text-align="justify" style:justify-single-word="false"/>
      <style:text-properties fo:font-weight="bold" style:font-weight-asian="bold" style:font-weight-complex="bold"/>
    </style:style>
    <style:style style:name="P36" style:family="paragraph" style:parent-style-name="Text_20_body" style:list-style-name="L2">
      <style:paragraph-properties fo:text-align="justify" style:justify-single-word="false"/>
      <style:text-properties fo:font-weight="bold" officeooo:rsid="0082bf75" officeooo:paragraph-rsid="0082bf75" style:font-weight-asian="bold" style:font-weight-complex="bold"/>
    </style:style>
    <style:style style:name="P37" style:family="paragraph" style:parent-style-name="Text_20_body" style:list-style-name="L1">
      <style:paragraph-properties fo:text-align="justify" style:justify-single-word="false"/>
      <style:text-properties fo:font-weight="normal" officeooo:rsid="00174806" officeooo:paragraph-rsid="00174806" style:font-weight-asian="normal" style:font-weight-complex="normal"/>
    </style:style>
    <style:style style:name="P38" style:family="paragraph" style:parent-style-name="Text_20_body" style:list-style-name="L1">
      <style:paragraph-properties fo:text-align="justify" style:justify-single-word="false"/>
      <style:text-properties fo:font-weight="normal" officeooo:rsid="00174806" officeooo:paragraph-rsid="001c1b8d" style:font-weight-asian="normal" style:font-weight-complex="normal"/>
    </style:style>
    <style:style style:name="P39" style:family="paragraph" style:parent-style-name="Text_20_body" style:list-style-name="L1">
      <style:paragraph-properties fo:text-align="justify" style:justify-single-word="false"/>
      <style:text-properties fo:font-weight="normal" officeooo:rsid="0021846a" officeooo:paragraph-rsid="0021846a" style:font-weight-asian="normal" style:font-weight-complex="normal"/>
    </style:style>
    <style:style style:name="P40" style:family="paragraph" style:parent-style-name="Text_20_body" style:list-style-name="L1">
      <style:paragraph-properties fo:text-align="justify" style:justify-single-word="false"/>
      <style:text-properties fo:font-weight="normal" officeooo:rsid="0025ef96" officeooo:paragraph-rsid="0025ef96" style:font-weight-asian="normal" style:font-weight-complex="normal"/>
    </style:style>
    <style:style style:name="P41" style:family="paragraph" style:parent-style-name="Text_20_body" style:list-style-name="L1">
      <style:paragraph-properties fo:text-align="justify" style:justify-single-word="false"/>
      <style:text-properties fo:font-weight="normal" officeooo:rsid="0025ef96" officeooo:paragraph-rsid="00355f87" style:font-weight-asian="normal" style:font-weight-complex="normal"/>
    </style:style>
    <style:style style:name="P42" style:family="paragraph" style:parent-style-name="Text_20_body" style:list-style-name="L2">
      <style:paragraph-properties fo:text-align="justify" style:justify-single-word="false"/>
      <style:text-properties fo:font-weight="normal" officeooo:rsid="0071e896" officeooo:paragraph-rsid="0071e896" style:font-weight-asian="normal" style:font-weight-complex="normal"/>
    </style:style>
    <style:style style:name="P43" style:family="paragraph" style:parent-style-name="Text_20_body" style:list-style-name="L2">
      <style:paragraph-properties fo:text-align="justify" style:justify-single-word="false"/>
      <style:text-properties fo:font-weight="normal" officeooo:rsid="00735278" officeooo:paragraph-rsid="00735278" style:font-weight-asian="normal" style:font-weight-complex="normal"/>
    </style:style>
    <style:style style:name="P44" style:family="paragraph" style:parent-style-name="Text_20_body" style:list-style-name="L2">
      <style:paragraph-properties fo:text-align="justify" style:justify-single-word="false"/>
      <style:text-properties fo:font-weight="normal" officeooo:rsid="007f10fe" officeooo:paragraph-rsid="007f10fe" style:font-weight-asian="normal" style:font-weight-complex="normal"/>
    </style:style>
    <style:style style:name="P45" style:family="paragraph" style:parent-style-name="Text_20_body" style:list-style-name="L1">
      <style:paragraph-properties fo:text-align="justify" style:justify-single-word="false"/>
    </style:style>
    <style:style style:name="P46" style:family="paragraph" style:parent-style-name="Text_20_body" style:list-style-name="L1">
      <style:paragraph-properties fo:text-align="justify" style:justify-single-word="false" fo:break-before="page"/>
      <style:text-properties fo:font-weight="normal" officeooo:rsid="00174806" officeooo:paragraph-rsid="001c1b8d" style:font-weight-asian="normal" style:font-weight-complex="normal"/>
    </style:style>
    <style:style style:name="P47" style:family="paragraph" style:parent-style-name="Text_20_body" style:list-style-name="L1">
      <style:paragraph-properties fo:text-align="justify" style:justify-single-word="false" fo:break-before="page"/>
      <style:text-properties fo:font-weight="normal" officeooo:rsid="0025ef96" officeooo:paragraph-rsid="00355f87" style:font-weight-asian="normal" style:font-weight-complex="normal"/>
    </style:style>
    <style:style style:name="P48" style:family="paragraph" style:parent-style-name="Text_20_body" style:list-style-name="L2">
      <style:paragraph-properties fo:text-align="justify" style:justify-single-word="false" fo:break-before="page"/>
      <style:text-properties fo:font-weight="bold" officeooo:rsid="0053ee2c" officeooo:paragraph-rsid="005473b0" style:font-weight-asian="bold" style:font-weight-complex="bold"/>
    </style:style>
    <style:style style:name="P49" style:family="paragraph" style:parent-style-name="Text_20_body" style:list-style-name="L2">
      <style:paragraph-properties fo:text-align="justify" style:justify-single-word="false" fo:break-before="page"/>
      <style:text-properties fo:font-weight="bold" officeooo:rsid="0060db54" officeooo:paragraph-rsid="006103ac" style:font-weight-asian="bold" style:font-weight-complex="bold"/>
    </style:style>
    <style:style style:name="P50" style:family="paragraph" style:parent-style-name="Text_20_body" style:list-style-name="L2">
      <style:paragraph-properties fo:text-align="justify" style:justify-single-word="false" fo:break-before="page"/>
      <style:text-properties fo:font-weight="bold" officeooo:rsid="006ed814" officeooo:paragraph-rsid="006ed814" style:font-weight-asian="bold" style:font-weight-complex="bold"/>
    </style:style>
    <style:style style:name="P51" style:family="paragraph" style:parent-style-name="Text_20_body" style:list-style-name="L2">
      <style:paragraph-properties fo:text-align="justify" style:justify-single-word="false" fo:break-before="page"/>
      <style:text-properties fo:font-weight="bold" officeooo:rsid="0082bf75" officeooo:paragraph-rsid="0082bf75" style:font-weight-asian="bold" style:font-weight-complex="bold"/>
    </style:style>
    <style:style style:name="P52" style:family="paragraph" style:parent-style-name="Text_20_body">
      <style:paragraph-properties fo:margin-left="1.251cm" fo:margin-right="0cm" fo:text-align="justify" style:justify-single-word="false" fo:text-indent="0cm" style:auto-text-indent="false"/>
      <style:text-properties fo:font-weight="normal" officeooo:rsid="003dd5c5" officeooo:paragraph-rsid="003dd5c5" style:font-weight-asian="normal" style:font-weight-complex="normal"/>
    </style:style>
    <style:style style:name="P53" style:family="paragraph" style:parent-style-name="Text_20_body">
      <style:paragraph-properties fo:margin-left="1.251cm" fo:margin-right="0cm" fo:text-align="justify" style:justify-single-word="false" fo:text-indent="0cm" style:auto-text-indent="false"/>
      <style:text-properties fo:font-weight="bold" officeooo:rsid="003a105c" officeooo:paragraph-rsid="003a105c" style:font-weight-asian="bold" style:font-weight-complex="bold"/>
    </style:style>
    <style:style style:name="P54" style:family="paragraph" style:parent-style-name="Footer">
      <style:paragraph-properties fo:text-align="center" style:justify-single-word="false"/>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3f159" style:font-weight-asian="normal" style:font-weight-complex="normal"/>
    </style:style>
    <style:style style:name="T3" style:family="text">
      <style:text-properties fo:font-weight="normal" officeooo:rsid="003dd5c5" style:font-weight-asian="normal" style:font-weight-complex="normal"/>
    </style:style>
    <style:style style:name="T4" style:family="text">
      <style:text-properties fo:font-weight="normal" officeooo:rsid="005b720e" style:font-weight-asian="normal" style:font-weight-complex="normal"/>
    </style:style>
    <style:style style:name="T5" style:family="text">
      <style:text-properties fo:font-weight="normal" officeooo:rsid="00607d8d" style:font-weight-asian="normal" style:font-weight-complex="normal"/>
    </style:style>
    <style:style style:name="T6" style:family="text">
      <style:text-properties fo:font-weight="bold" style:font-weight-asian="bold" style:font-weight-complex="bold"/>
    </style:style>
    <style:style style:name="T7" style:family="text">
      <style:text-properties fo:font-weight="bold" officeooo:rsid="00893786" style:font-weight-asian="bold" style:font-weight-complex="bold"/>
    </style:style>
    <style:style style:name="T8" style:family="text">
      <style:text-properties officeooo:rsid="001ef8de"/>
    </style:style>
    <style:style style:name="T9" style:family="text">
      <style:text-properties officeooo:rsid="001ff8f5"/>
    </style:style>
    <style:style style:name="T10" style:family="text">
      <style:text-properties officeooo:rsid="00241279"/>
    </style:style>
    <style:style style:name="T11" style:family="text">
      <style:text-properties officeooo:rsid="004a1fb6"/>
    </style:style>
    <style:style style:name="T12" style:family="text">
      <style:text-properties officeooo:rsid="00625984"/>
    </style:style>
    <style:style style:name="T13" style:family="text">
      <style:text-properties officeooo:rsid="0062f7aa"/>
    </style:style>
    <style:style style:name="T14" style:family="text">
      <style:text-properties officeooo:rsid="00863b89"/>
    </style:style>
    <style:style style:name="T15" style:family="text">
      <style:text-properties officeooo:rsid="0087aa3b"/>
    </style:style>
    <style:style style:name="T16" style:family="text">
      <style:text-properties officeooo:rsid="008b1e29"/>
    </style:style>
    <style:style style:name="T17" style:family="text">
      <style:text-properties officeooo:rsid="008b5c5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078709494348464957" text:style-name="L1">
        <text:list-item>
          <text:p text:style-name="P35">M Sathiyavathy becomes first woman to be appointed as Director General DGCA</text:p>
          <text:p text:style-name="P45"><text:span text:style-name="T1">IAS officer M Sathiyavathy has become first woman to be appointed as Director General (DG) of Directorate General of Civil Aviation (DGCA).</text:span></text:p>
          <text:p text:style-name="P45"><text:span text:style-name="T1">She will succeed Prabhat Kumar, to become first woman to become the chief aviation regulator for period of three years till 2017.</text:span></text:p>
          <text:p text:style-name="P45"><text:span text:style-name="T1">She is a 1982-batch UT cadre IAS officer. Earlier she has served in the Civil Aviation Ministry as a Joint Secretary and Financial Adviser since February 2014.</text:span></text:p>
          <text:p text:style-name="P35">About Directorate General of Civil Aviation (DGCA)</text:p>
          <text:p text:style-name="P45"><text:span text:style-name="T1">DGCA is India’s regulatory body for civil aviation. It comes under the aegis of Union Ministry of Civil Aviation.</text:span></text:p>
          <text:p text:style-name="P45"><text:span text:style-name="T1">As a regulatory body, it seeks to promote:</text:span></text:p>
          <text:list>
            <text:list-item>
              <text:p text:style-name="P45"><text:span text:style-name="T1">Safe and efficient Air Transportation through regulation and proactive safety oversight system in India.</text:span></text:p>
            </text:list-item>
            <text:list-item>
              <text:p text:style-name="P45"><text:span text:style-name="T1">Enforce civil air regulations, air safety and airworthiness standards in India as per International standards.</text:span></text:p>
            </text:list-item>
          </text:list>
        </text:list-item>
        <text:list-item>
          <text:p text:style-name="P1">Government signs $ 75 million loan deal with Asian Development Bank for KIUWMIP</text:p>
          <text:p text:style-name="P2"><text:span text:style-name="T1">Government has signed a loan agreement with Asian Development Bank (ADB) for 75 million dollars and 1.8 million dollar grant for </text:span>Karnataka Integrated Urban Water Management Investment Program (KIUWMIP)<text:span text:style-name="T1">.</text:span></text:p>
          <text:p text:style-name="P2"><text:span text:style-name="T1">This loan fund will be used in the three towns of </text:span>Byadagi, Davanagere<text:span text:style-name="T1"> and </text:span>Hariha<text:span text:style-name="T1">r of Karnataka under the KIUWMIP.</text:span></text:p>
          <text:p text:style-name="P2"><text:span text:style-name="T1">This loan seeks to expand and upgrade: urban water supply and sanitation infrastructure, improve water resource planning, monitoring and service delivery, and strengthen operational and administrative capacity in these towns.</text:span></text:p>
          <text:p text:style-name="P2"><text:span text:style-name="T1">As per this agreement, the loan has a 25 year term including a grace period of five years.</text:span></text:p>
          <text:p text:style-name="P3">Implications: <text:span text:style-name="T2">This project by utilizing the loan fund will help these urban towns to increase water treatment capacity by 15,000 cubic meters per day. It will also help expand and upgrade more than 1,000 kilometers of water pipelines and increase sewage treatment capacity by 48,000 cubic meters per day, thereby promoting water efficiency and environmental protection.</text:span></text:p>
          <text:p text:style-name="P4">About Karnataka Integrated Urban Water Management Investment Program (KIUWMIP):</text:p>
          <text:p text:style-name="P37">KIUWMIP- is an investment program that aims to improve water resource management in urban areas of Karnataka State in a holistic and sustainable.</text:p>
          <text:p text:style-name="P37">It seeks to modernize and expand urban water supply and sanitation (UWSS) by strengthening relevant institutions related to it in order to enhance their efficiency, productivity and sustainability in water use.</text:p>
          <text:p text:style-name="P38">It takes help of innovative social instruments like as public-private partnership (PPP) or</text:p>
          <text:p text:style-name="P46">reform oriented incentive funds.</text:p>
          <text:p text:style-name="P37">This Program also aims to improve the condition of more fragile environments located in North Karnataka that are increasingly affected by water resource degradation by promoting climate-resilient development, capacity-development techniques for conducive adaptation.</text:p>
        </text:list-item>
        <text:list-item>
          <text:p text:style-name="P5">Union Government renames Planning Commission as ‘N<text:span text:style-name="T8">ITI</text:span> A<text:span text:style-name="T9">a</text:span>yog’</text:p>
          <text:p text:style-name="P39">Union government has renamed Planning commission as National Institution for Transforming India (NITI) Aayog.</text:p>
          <text:p text:style-name="P39">The renaming of the Planning Commission is being seen as the first step towards replacing it with a new-age institution.</text:p>
          <text:p text:style-name="P6">Key Facts about <text:s/>National Institution for Transforming India (NITI) Aayog:</text:p>
          <text:p text:style-name="P39">It will serve as a ‘Think Tank’ of the government i.e. a directional and policy dynamo.</text:p>
          <text:p text:style-name="P39">It will also provide governments at the central and state levels with relevant strategic and technical advice across the spectrum of key elements of policy formulation.</text:p>
          <text:p text:style-name="P39">This includes matters of national and international import on the economic front, dissemination of best practices from within the country as well as from other nations, the infusion of new policy ideas and specific issue-based support</text:p>
          <text:p text:style-name="P6">It will work towards the following objectives:</text:p>
          <text:list>
            <text:list-item>
              <text:p text:style-name="P39">Evolve a shared vision of national development priorities</text:p>
            </text:list-item>
            <text:list-item>
              <text:p text:style-name="P39">Foster cooperative federalism</text:p>
            </text:list-item>
            <text:list-item>
              <text:p text:style-name="P39">Develop mechanisms to formulate credible plans at the village level</text:p>
            </text:list-item>
            <text:list-item>
              <text:p text:style-name="P39">Focus on technology <text:span text:style-name="T10">up-gradation</text:span>, among other things.</text:p>
            </text:list-item>
          </text:list>
          <text:p text:style-name="P7">Composition:</text:p>
          <text:list text:continue-numbering="true">
            <text:list-item>
              <text:p text:style-name="P40"><text:span text:style-name="T6">Chairperson:</text:span> Prime Minister.</text:p>
            </text:list-item>
            <text:list-item>
              <text:p text:style-name="P40"><text:span text:style-name="T6">Governing Council:</text:span> It will consist of- Chief Ministers (of States) and Lt. Governors (of Union Territories).</text:p>
            </text:list-item>
            <text:list-item>
              <text:p text:style-name="P40"><text:span text:style-name="T6">Regional Council:</text:span> <text:s/>It will be formed on need basis. It will compromise Chief Ministers (of States) and Lt. Governors (of Union Territories) <text:span text:style-name="T12">in the region</text:span>.</text:p>
            </text:list-item>
            <text:list-item>
              <text:p text:style-name="P40"><text:span text:style-name="T6">Vice-Chairperson:</text:span> <text:span text:style-name="T14">Arvind Panagriya</text:span>.</text:p>
            </text:list-item>
            <text:list-item>
              <text:p text:style-name="P40"><text:span text:style-name="T7">Full-time m</text:span><text:span text:style-name="T6">embers:</text:span> <text:span text:style-name="T15">Economist Bibek Debroy, former DRDO chief V K Saraswat</text:span></text:p>
            </text:list-item>
            <text:list-item>
              <text:p text:style-name="P40"><text:span text:style-name="T6">Part time members:</text:span> Maximum of 2. They will from leading universities research organizations and other relevant institutions on a rotational basis.</text:p>
            </text:list-item>
            <text:list-item>
              <text:p text:style-name="P40"><text:span text:style-name="T6">Ex Officio members:</text:span> <text:span text:style-name="T16">Union Minister Rajanath Singh, Arun Jaitley, Suresh Prabhu and Radha Mohan Singh.</text:span></text:p>
            </text:list-item>
            <text:list-item>
              <text:p text:style-name="P41"><text:span text:style-name="T6">Special invitees:</text:span> They will be nominated by the Prime Minister and will be experts.</text:p>
              <text:p text:style-name="P47">specialists and practitioners with relevant domain knowledge as special invitees.</text:p>
            </text:list-item>
            <text:list-item>
              <text:p text:style-name="P40"><text:span text:style-name="T6">Chief Executive Officer:</text:span> <text:span text:style-name="T17">Sindhushree Khullar, former Planning Comission Secretary.</text:span></text:p>
            </text:list-item>
            <text:list-item>
              <text:p text:style-name="P40"><text:span text:style-name="T6">Secretariat:</text:span> If deemed necessary.</text:p>
            </text:list-item>
          </text:list>
        </text:list-item>
      </text:list>
      <text:p text:style-name="P53">Background: <text:span text:style-name="T3">Government’s decision comes after the Prime Minister Narendra Modi’s 2014 Independence Day announcement that the Planning Commission would be replaced with a new-age institution.</text:span></text:p>
      <text:p text:style-name="P52">Earlier, Prime Minister Narendra Modi on 7th December 2014 had held consultation meeting with Chief Ministers of states, where most CM’s had favoured restructuring of the Socialist-era planning body. However, some Congress Chief Ministers opposed disbanding of the existing set-up.</text:p>
      <text:list xml:id="list1967693834817704942" text:style-name="L2">
        <text:list-item>
          <text:p text:style-name="P8">India and Pakistan exchange list of nuclear facilities</text:p>
          <text:p text:style-name="P9"><text:span text:style-name="T1">India and Pakistan on 1st January 2015 have exchanged the list of their nuclear installations and facilities under the agreement on Prohibition of </text:span>Attack against Nuclear installations between India and Pakistan<text:span text:style-name="T1">.</text:span></text:p>
          <text:p text:style-name="P9"><text:span text:style-name="T1">The exchange of list was done through diplomatic channels simultaneously at New Delhi and Islamabad.</text:span></text:p>
          <text:p text:style-name="P9"><text:span text:style-name="T1">It is the 24th consecutive exchange of such list between the two neighbouring countries which bars them from attacking each other’s atomic facilities.</text:span></text:p>
          <text:p text:style-name="P10"><text:span text:style-name="T11">About a</text:span>greement on the Prohibition of Attack against Nuclear installations between India and Pakistan:</text:p>
          <text:p text:style-name="P11"><text:span text:style-name="T1">This bilateral agreement bars both nations from carrying out any surprise attack (or to assist foreign power to attack) on each other’s nuclear installations and facilities.</text:span></text:p>
          <text:p text:style-name="P11"><text:span text:style-name="T1">It <text:s/>was signed on 31st December 1988 and entered into force on 27 January 1991. It was signed by then Indian Prime Minister Rajiv Gandhi and his Pakistani counterpart Benazir Bhutto.</text:span></text:p>
          <text:p text:style-name="P11"><text:span text:style-name="T1">Both countries inform each other about their nuclear installations and facilities that need to be covered under the Agreement on 1 January every year.</text:span></text:p>
        </text:list-item>
        <text:list-item>
          <text:p text:style-name="P12">Delhi Police launches women safety mobile app ‘Himmat’</text:p>
          <text:p text:style-name="P13"><text:span text:style-name="T1">Delhi police has launched women safety mobile application ‘Himmat’. It was launched by the Union home minister Rajnath Singh in New Delhi.</text:span></text:p>
          <text:p text:style-name="P13"><text:span text:style-name="T1">It is an android based mobile app, which aims to cater employed women who have smartphones and travel alone late in the night.</text:span></text:p>
          <text:p text:style-name="P13"><text:span text:style-name="T1">This application will allow women to send a distress call to Police Control Room (PCR) and their relatives in case of any emergency.</text:span></text:p>
          <text:p text:style-name="P13">Key facts of women safety mobile app ‘Himmat’:</text:p>
          <text:list>
            <text:list-item>
              <text:p text:style-name="P14"><text:span text:style-name="T1">In case to use this app, user has to download this app on their smartphone.</text:span></text:p>
            </text:list-item>
            <text:list-item>
              <text:p text:style-name="P15"><text:span text:style-name="T1">After downloading the app, new user has to register them with the Delhi Police website</text:span></text:p>
              <text:p text:style-name="P48"><text:span text:style-name="T1">by sharing their name, mobile number and that of a minimum of two relatives/friends.</text:span></text:p>
            </text:list-item>
            <text:list-item>
              <text:p text:style-name="P14"><text:span text:style-name="T1">In case of emergency, user can send an alert by shaking her phone or by pressing the power button/soft button.</text:span></text:p>
            </text:list-item>
            <text:list-item>
              <text:p text:style-name="P14"><text:span text:style-name="T1">As soon as the distress button is pressed, it will trigger a 30-second audio and video recording on the phone which will be relayed to the PCR. The victim will get a call back from the PCR.</text:span></text:p>
            </text:list-item>
            <text:list-item>
              <text:p text:style-name="P14"><text:span text:style-name="T1">After distress button is pressed, SMS alert consisting of all the details of the victim, including her location, time will be forwarded to the PCR. Then from PCR, SMS alert it will be forwarded to the police patrol cars in the area and the local station house officer (SHO) through the Delhi Police cyber highway.</text:span></text:p>
            </text:list-item>
            <text:list-item>
              <text:p text:style-name="P14"><text:span text:style-name="T1">In case of emergency, SMS alert will also be sent to minimum of 5 friends and relatives of the user. It will also post a status on the victim’s Facebook and Twitter accounts.</text:span></text:p>
            </text:list-item>
            <text:list-item>
              <text:p text:style-name="P14"><text:span text:style-name="T1">In order to tackle false SOS alerts/ alarms the app is provided with inbuilt feature which cancels the registration after 3 such (False SOS alerts) incidents. But, the user can re-register to re-activate the facility.</text:span></text:p>
            </text:list-item>
          </text:list>
        </text:list-item>
        <text:list-item>
          <text:p text:style-name="P16">French Economist Thomas Piketty turns down France’s top award</text:p>
          <text:p text:style-name="P17"><text:span text:style-name="T1">French economist Thomas Piketty has turned down France’s top award, the Legion D’Honneur.</text:span></text:p>
          <text:p text:style-name="P17"><text:span text:style-name="T1">He is the bestselling author of book Capital in the 21st Century which examines income inequality in society.</text:span></text:p>
          <text:p text:style-name="P17"><text:span text:style-name="T1">Earlier in 2014, cartoonist Jacques Tardi had turned down this award. Others who have refused this award include philosopher Jean-Paul Sartre and radiology pioneers Pierre and Marie Curie.</text:span></text:p>
          <text:p text:style-name="P17">Officier de la Legion d’Honneur (Officer of the Legion of Honour)<text:span text:style-name="T1"> is the highest award among Civilians and Military conferred by France upon French citizen as well as foreigners.</text:span></text:p>
          <text:p text:style-name="P17">Some facts:<text:span text:style-name="T1"> Indian luminaries who have been decorated with France highest hono</text:span><text:span text:style-name="T4">u</text:span><text:span text:style-name="T1">r are Satyajit Ray, Lata Mangeshkar, Amitabh Bachchan and Shahrukh Khan.</text:span></text:p>
        </text:list-item>
        <text:list-item>
          <text:p text:style-name="P18">Right to Fair Compensation and Transparency in the Land Acquisition, Rehabilitation and Resettlement Act, 2013</text:p>
          <text:p text:style-name="P19"><text:span text:style-name="T1">Article 123 empowers the President to promulgate an ordinance when the Parliament is not in session, but he has to be certain that there are adequate circumstances to warrant urgent legislative action. An ordinance has be passed by both Houses within six weeks when the Parliament </text:span><text:span text:style-name="T5">reconvenes.</text:span></text:p>
          <text:p text:style-name="P20"><text:span text:style-name="T1">Section 105 of the Act which provides for excluding 13 central legislation, including Land Acquisition (Mines) Act 1885, Atomic Energy Act, 1962, Railway Act 1989, National Highways Act 1956 and Metro Railways (Construction of Works) Act, 1978, from its purview.</text:span></text:p>
          <text:p text:style-name="P21"><text:span text:style-name="T1">Another amendment — this one in Section 10(A) of the Act — expands the list of projects that would not require Social Impact Assessment (SIA ) and prior consent of affected</text:span></text:p>
          <text:p text:style-name="P49"><text:span text:style-name="T1">families. These include projects for defence and defence production, rural infrastructure including rural electrification, affordable housing and housing for the poor, industrial corridors as well as infrastructure and social infrastructure projects including public private partnership projects wherein the ownership continues to vest with the government.</text:span></text:p>
        </text:list-item>
        <text:list-item>
          <text:p text:style-name="P22">Gujarat government announces new industrial policy for 2015</text:p>
          <text:p text:style-name="P23"><text:span text:style-name="T1">Gujarat government has announced its new industrial policy for 2015. It was announced by Gujarat Chief Minister Anandiben Patel ahead of the Vibrant Gujarat Summit which begins from January 11, 2015.</text:span></text:p>
          <text:p text:style-name="P23"><text:span text:style-name="T1">This industrial policy aims to make state a global manufacturing hub by playing a pivotal role in realising Prime Minister Narendra Modi’s ‘Make in India’ dream.</text:span></text:p>
          <text:p text:style-name="P24">Key facts of Gujarat Government’s industrial policy for 2015:</text:p>
          <text:list>
            <text:list-item>
              <text:p text:style-name="P24"><text:span text:style-name="T1">This policy will focus on key areas like infrastructure development, simplification of labour laws and motivation of new innovations through technology transfer.</text:span></text:p>
            </text:list-item>
            <text:list-item>
              <text:p text:style-name="P24"><text:span text:style-name="T1">It seeks to cater and provide opportunities to around 60 per cent of Gujarat’s population which is between the age group of 15 years and 59 years.</text:span></text:p>
            </text:list-item>
            <text:list-item>
              <text:p text:style-name="P24"><text:span text:style-name="T1">It aims to create a business friendly environment and motivate ‘start-ups’ through this new policy. It will prepare these people to start their own businesses instead of merely looking for job opportunities.</text:span></text:p>
            </text:list-item>
            <text:list-item>
              <text:p text:style-name="P24"><text:span text:style-name="T1">Besides, it will also give special focus on incentives for youth, women, scheduled castes, scheduled tribes and handicapped entrepreneurs.</text:span></text:p>
            </text:list-item>
            <text:list-item>
              <text:p text:style-name="P24"><text:span text:style-name="T1">It will also provide assistance to micro, small and medium enterprises (MSME) sector for upgrading technology.</text:span></text:p>
            </text:list-item>
            <text:list-item>
              <text:p text:style-name="P24"><text:span text:style-name="T1">It focuses to reduce pollution by promoting use of clean and green energy as well as setting up zero-effluent discharge plants.</text:span></text:p>
            </text:list-item>
            <text:list-item>
              <text:p text:style-name="P24"><text:span text:style-name="T1">This policy seeks to boost value addition in these existing resources, which will create new jobs and reduce imports as industries like auto components, engineering, drugs, cement and chemicals already have flourished in state.</text:span></text:p>
            </text:list-item>
            <text:list-item>
              <text:p text:style-name="P24"><text:span text:style-name="T1">Special incentives will be given to set up new businesses in sectors like garments, apparel, agro and food processing.</text:span></text:p>
            </text:list-item>
          </text:list>
        </text:list-item>
        <text:list-item>
          <text:p text:style-name="P25">Central Government appoints A.K. Mittal as Chairman of Railway Board</text:p>
          <text:p text:style-name="P26"><text:span text:style-name="T1">Central Government has appointed A.K. Mittal as Chairman of Railway Board. His name was cleared by the Appointments Committee of the Cabinet (ACC) headed by Prime Minister.</text:span></text:p>
          <text:p text:style-name="P26"><text:span text:style-name="T1">He will succeed incumbent chief Arunendra Kumar whose term had ended on 31st December 2014.</text:span></text:p>
          <text:p text:style-name="P27">About A.K. Mittal</text:p>
          <text:p text:style-name="P27"><text:span text:style-name="T1">He is an officer of the Indian Railway Stores Service of the 1976 batch. He has become first-ever officer from the Stores service to be Chairman of Railway Board.</text:span></text:p>
          <text:p text:style-name="P50"><text:span text:style-name="T1">Before this appointment A.K. Mittal was Member Staff of Railway Board and ex-officio Secretary to the Government of India.</text:span></text:p>
          <text:p text:style-name="P27"><text:span text:style-name="T1">He has also served as General Manager of South Western Railway (SWR). He also had held additional charge of General Manager, South Central Railway (SCR).</text:span></text:p>
        </text:list-item>
        <text:list-item>
          <text:p text:style-name="P28">IAS officer R K Srivastava takes charges as AAI Chairman</text:p>
          <text:p text:style-name="P42">IAS officer R K Srivastava took over as the new chairman of Airports Authority of India (AAI).</text:p>
          <text:p text:style-name="P42">Earlier in December, Srivastava was appointed as chairman of AAI by the government for 5 years.</text:p>
          <text:p text:style-name="P42">He is a 1984-batch Jharkhand-cadre IAS officer and <text:s/>has replaced Sudheer Raheja who was charge of the post since late August 2014.</text:p>
          <text:p text:style-name="P29">Airports Authority of India (AAI)</text:p>
          <text:p text:style-name="P43">AAI is statutory body under the aegis of Ministry of Civil Aviation. It is responsible for creating, upgrading, maintaining and managing civil aviation infrastructure in India.</text:p>
          <text:p text:style-name="P43">It also provides Air traffic management (ATM) services over Indian airspace and adjoining oceanic areas.</text:p>
          <text:p text:style-name="P43">AAI manages around 125 airports in India, which include 18 International Airport, 07 Customs Airports, 78 Domestic Airports and 26 Civil Enclaves at Defense airfields.</text:p>
        </text:list-item>
        <text:list-item>
          <text:p text:style-name="P30">Former ISRO chief and Renowned Scientist Dr V R Gowarikar passes away</text:p>
          <text:p text:style-name="P31"><text:span text:style-name="T1">Former ISRO chief and renowned Scientist </text:span>Dr. Vasant Ranchod Gowarikar<text:span text:style-name="T1"> passed away in Pune, Maharashtra. He was 81.</text:span></text:p>
          <text:p text:style-name="P31"><text:span text:style-name="T1">He is considered as the </text:span>‘Father of the Indian Monsoon Model’<text:span text:style-name="T1">.</text:span></text:p>
          <text:p text:style-name="P32">About Dr. Vasant Gowarikar:</text:p>
          <text:p text:style-name="P44">Dr. Vasant Gowarikar was born in Pune on 25th March, 1933.</text:p>
          <text:p text:style-name="P44">He was renowned scientist and his significant contribution includes in field of space research, weather and population study and Polymer Chemistry.</text:p>
          <text:p text:style-name="P44">In 1965, Dr Gowarikar along with Vikram Sarabhai started working on satellite technology in the Tata Institute of Fundamental Research. Both of them played important role in laying foundation stone for India’s space technology and space programmes.</text:p>
          <text:p text:style-name="P44">He also headed Indian Space Research Organisation (ISRO). On 17th April 1983, under his leadership Satellite launcher SLV-3 became successfully operational in orbit.</text:p>
          <text:p text:style-name="P44">He was the scientific advisor to late Prime Minister P.V. Narasimha Rao from 1991 to 1993. For some time, he was <text:s/>Vice Chancellor of Pune University.</text:p>
          <text:p text:style-name="P44">He was also chairman of Marathi Vidnyan Parishad from 1994 to 2000.</text:p>
          <text:p text:style-name="P33">Books: <text:span text:style-name="T1">Many books and scientific essays are credited to his name. His book</text:span> ‘I Predict’<text:span text:style-name="T1">, an essay on the Indian population, has become famous.</text:span></text:p>
          <text:p text:style-name="P34">Awards: <text:span text:style-name="T1">He was honoured with the Padmashree Award, Padma Bhushan (2008), Fie Foundation Award, Nayak Gold Medal and Doctorates from many prestigious universities.</text:span></text:p>
          <text:p text:style-name="P51">The Fertilizer Encyclopedia:<text:span text:style-name="T1"> Dr. Gowarikar, along with his associates in 2008 had compiled the massive The Fertilizer Encyclopedia that featured 4,500 entries of chemical composition of fertilizers. It contains collection of information related to fertilizers consisting of their manufacturing, application and environmental considerations.</text:span></text:p>
        </text:list-item>
        <text:list-item>
          <text:p text:style-name="P36"><text:span text:style-name="T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P Simplified W01 Bold" svg:font-family="'HP Simplified W01 Bold'"/>
    <style:font-face style:name="HP Simplified W01 Regular" svg:font-family="'HP Simplified W01 Regular'"/>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HP Simplified W01 Regular"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HP Simplified W01 Regular"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HP Simplified W01 Bold" fo:font-family="'HP Simplified W01 Bold'" fo:font-size="16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HP Simplified W01 Regular" fo:font-family="'HP Simplified W01 Regular'"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HP Simplified W01 Regular" fo:font-family="'HP Simplified W01 Regular'"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HP Simplified W01 Regular" fo:font-family="'HP Simplified W01 Regular'"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1T16:31:51.741319605</meta:creation-date>
    <meta:generator>LibreOffice/4.3.2.2$Linux_X86_64 LibreOffice_project/430m0$Build-2</meta:generator>
    <dc:date>2015-01-11T19:11:46.221249665</dc:date>
    <meta:editing-duration>PT2H23M32S</meta:editing-duration>
    <meta:editing-cycles>151</meta:editing-cycles>
    <meta:document-statistic meta:table-count="0" meta:image-count="0" meta:object-count="0" meta:page-count="7" meta:paragraph-count="121" meta:word-count="2474" meta:character-count="15387" meta:non-whitespace-character-count="13144"/>
  </office:meta>
</office:document-meta>
</file>